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7.937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style:text-line-through-style="solid"/>
    </style:style>
    <style:style style:name="P4" style:family="paragraph">
      <style:text-properties fo:font-family="'Courier 10 Pitch'" style:font-pitch="fixed"/>
    </style:style>
    <style:style style:name="P5" style:family="paragraph">
      <style:text-properties style:text-line-through-style="solid" style:text-underline-style="none"/>
    </style:style>
    <style:style style:name="P6" style:family="paragraph">
      <style:text-properties fo:font-size="20pt"/>
    </style:style>
    <style:style style:name="T1" style:family="text">
      <style:text-properties style:text-line-through-style="none"/>
    </style:style>
    <style:style style:name="T2" style:family="text">
      <style:text-properties style:text-line-through-style="solid" style:text-line-through-width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line-through-style="solid"/>
    </style:style>
    <style:style style:name="T11" style:family="text">
      <style:text-properties fo:font-family="'Courier 10 Pitch'" style:font-pitch="fixed"/>
    </style:style>
    <style:style style:name="T12" style:family="text">
      <style:text-properties style:text-line-through-style="solid" style:text-underline-style="none"/>
    </style:style>
    <style:style style:name="T13" style:family="text">
      <style:text-properties fo:font-family="'Courier 10 Pitch'" style:font-pitch="fixed" fo:font-style="italic" style:font-style-asian="italic" style:font-style-complex="italic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7cm" svg:x="1.4cm" svg:y="0.837cm" presentation:class="title" presentation:user-transformed="true">
          <draw:text-box>
            <text:p><text:s text:c="2"/>A talk <text:span text:style-name="T1">in </text:span><text:span text:style-name="T2">3</text:span><text:span text:style-name="T1">2 parts</text:span></text:p>
          </draw:text-box>
        </draw:frame>
        <draw:frame presentation:style-name="pr2" draw:layer="layout" svg:width="25.199cm" svg:height="17.937cm" svg:x="1.4cm" svg:y="0.837cm" presentation:class="subtitle">
          <draw:text-box>
            <text:p>Onion</text:p>
            <text:p>Misc</text:p>
            <text:p><text:span text:style-name="T2">Exampl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7cm" svg:x="1.4cm" svg:y="0.837cm" presentation:class="title" presentation:user-transformed="true">
          <draw:text-box>
            <text:p>1: Peeling the crypto Onion</text:p>
          </draw:text-box>
        </draw:frame>
        <draw:frame presentation:style-name="pr4" draw:layer="layout" svg:width="25.199cm" svg:height="13.609cm" svg:x="1.4cm" svg:y="5.039cm" presentation:class="subtitle">
          <draw:text-box>
            <text:p>Solving problems to find … more problem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7cm" svg:x="1.4cm" svg:y="0.837cm" presentation:class="title">
          <draw:text-box>
            <text:p>Need to keep secret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ecrecy ~= Privacy</text:p>
              </text:list-item>
              <text:list-item>
                <text:p>Not just for bad-guys</text:p>
              </text:list-item>
              <text:list-item>
                <text:p>But … need to share them as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Whisper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lice meets Bob, whispers the secret</text:p>
              </text:list-item>
              <text:list-item>
                <text:p>But ... inconven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Trusted couri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James Bond, or Postman Pat</text:p>
              </text:list-item>
              <text:list-item>
                <text:p>But … <text:span text:style-name="T3">trusted</text:span><text:span text:style-name="T4"> vs. </text:span><text:span text:style-name="T5">trustworthy</text:span></text:p>
              </text:list-item>
              <text:list-item>
                <text:p><text:span text:style-name="T5"><text:s text:c="2"/></text:span><text:span text:style-name="T6"><text:s/>… </text:span><text:span text:style-name="T6">s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Encod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-arrange messages, assign code-words</text:p>
              </text:list-item>
              <text:list-item>
                <text:p>Allows use of un-trusted couriers (like Radio)</text:p>
              </text:list-item>
              <text:list-item>
                <text:p>But … limited vocabul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Encrypt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mmetric cipher:<text:line-break/>plaintext <text:tab/><text:tab/>+ key → ciphertext<text:line-break/>ciphertext <text:tab/>+ key → plaintext</text:p>
              </text:list-item>
              <text:list-item>
                <text:p text:style-name="P1">Kerckhoffs's Principle:</text:p>
                <text:p text:style-name="P2"><text:span text:style-name="T3">A cryptosystem should be secure even if everything about the system, except the key, is public knowledge.</text:span></text:p>
              </text:list-item>
              <text:list-item>
                <text:p>DES, IBM, NSA and Paranoia for Beginners</text:p>
              </text:list-item>
              <text:list-item>
                <text:p>But … key 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Key Management 101</text:p>
          </draw:text-box>
        </draw:frame>
        <draw:frame presentation:style-name="pr6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>Easy: Military</text:p>
                <text:list>
                  <text:list-item>
                    <text:p><text:span text:style-name="T7">Hierarchy</text:span>, <text:span text:style-name="T7">predictable channels</text:span> </text:p>
                  </text:list-item>
                  <text:list-item>
                    <text:p>Pre-existing relationship</text:p>
                  </text:list-item>
                </text:list>
              </text:list-item>
              <text:list-item>
                <text:p>Difficult: Internet</text:p>
                <text:list>
                  <text:list-item>
                    <text:p>Many-to-many</text:p>
                  </text:list-item>
                  <text:list-item>
                    <text:p><text:span text:style-name="T7">Unpredictable</text:span> requirements</text:p>
                  </text:list-item>
                </text:list>
              </text:list-item>
              <text:list-item>
                <text:p>RSA hack – made worse because copies of secret keys were ke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Asymmetric Cryptograph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ey pair</text:p>
                <text:list>
                  <text:list-header>
                    <text:p>What one key of the pair encrypts, only the matching key can decrypt (and visa versa)</text:p>
                  </text:list-header>
                </text:list>
              </text:list-item>
              <text:list-item>
                <text:p>Encryption / Decryption</text:p>
                <text:list>
                  <text:list-header>
                    <text:p>plaintext + public <text:tab/>→ ciphertext<text:line-break/>ciphertext + private<text:tab/>→ plaintext</text:p>
                  </text:list-header>
                </text:list>
              </text:list-item>
              <text:list-item>
                <text:p>Authentication</text:p>
                <text:list>
                  <text:list-header>
                    <text:p>message<text:tab/> <text:tab/> <text:tab/><text:tab/><text:tab/><text:tab/> <text:tab/>→ digest<text:line-break/>digest + private <text:tab/> <text:tab/>→ signature<text:line-break/>signature + public <text:tab/>→ digest?</text:p>
                  </text:list-header>
                </text:list>
              </text:list-item>
              <text:list-item>
                <text:p>But … Identity, Authenticit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7" draw:layer="layout" svg:width="25.199cm" svg:height="3.256cm" svg:x="1.4cm" svg:y="0.962cm" presentation:class="title" presentation:user-transformed="true">
          <draw:text-box>
            <text:p>Certificat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dentification (FQDN)</text:p>
              </text:list-item>
              <text:list-item>
                <text:p>Public Key</text:p>
              </text:list-item>
              <text:list-item>
                <text:p>Signed by trusted third party</text:p>
              </text:list-item>
              <text:list-item>
                <text:p>But … who do you tru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Certification authority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st of CA's decided by someone else</text:p>
              </text:list-item>
              <text:list-item>
                <text:p>Pre-installed in your browser</text:p>
              </text:list-item>
              <text:list-item>
                <text:p>Mistakes (Verisign)</text:p>
              </text:list-item>
              <text:list-item>
                <text:p>Race to the bottom</text:p>
              </text:list-item>
              <text:list-item>
                <text:p>A chain is only as strong as the weakest link</text:p>
              </text:list-item>
              <text:list-item>
                <text:p>PROFI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Web of Trus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ecurity decisions in the hands of the users</text:p>
              </text:list-item>
              <text:list-item>
                <text:p>LCA key-signing parties</text:p>
              </text:list-item>
              <text:list-item>
                <text:p>Too much like hard work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2: Misc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ryptographic primitives</text:p>
              </text:list-item>
              <text:list-item>
                <text:p>Key Size</text:p>
              </text:list-item>
              <text:list-item>
                <text:p>Hybrid Cryptography</text:p>
              </text:list-item>
              <text:list-item>
                <text:p>Block ciphers and Stream ciphers</text:p>
              </text:list-item>
              <text:list-item>
                <text:p>Crypto Attacks</text:p>
              </text:list-item>
              <text:list-item>
                <text:p>What does HTTP<text:span text:style-name="T8">S</text:span> actually mean?</text:p>
              </text:list-item>
              <text:list-item>
                <text:p>How NOT to design a crypt-system</text:p>
              </text:list-item>
              <text:list-item>
                <text:p>Snakeoil</text:p>
              </text:list-item>
              <text:list-item>
                <text:p>Leg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Primitiv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ymmetric Block Cipher<text:line-break/>DES, AES, Blowfish</text:p>
              </text:list-item>
              <text:list-item>
                <text:p>Asymmetric Cipher<text:line-break/>RSA, ECC</text:p>
              </text:list-item>
              <text:list-item>
                <text:p>Digest</text:p>
              </text:list-item>
              <text:list-item>
                <text:p>Random Number Gener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Keys. Size matters....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“a large key is no guarantee of security, but a small key is a guarantee of insecurity”</text:p>
              </text:list-item>
              <text:list-item>
                <text:p>Symmetric cipher<text:line-break/>256 currently sufficient (*) <text:line-break/>add 1 bit, make it twice as difficult</text:p>
              </text:list-item>
              <text:list-item>
                <text:p>Asymmetric<text:line-break/>4096 currently sufficient (*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7" draw:layer="layout" svg:width="25.199cm" svg:height="3.256cm" svg:x="1.4cm" svg:y="0.962cm" presentation:class="title" presentation:user-transformed="true">
          <draw:text-box>
            <text:p>Hybrid Crypt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symmetric to generate session key</text:p>
              </text:list-item>
              <text:list-item>
                <text:p>Symmetric to handle bulk transfer</text:p>
              </text:list-item>
              <text:list-item>
                <text:p>Periodically re-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Block → Strea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actically all crypto done on computers by block ciphers</text:p>
              </text:list-item>
              <text:list-item>
                <text:p>Practically all requirements are for a stream cipher</text:p>
              </text:list-item>
              <text:list-item>
                <text:p>Convert block → stream</text:p>
              </text:list-item>
              <text:list-item>
                <text:p>Needs Initialization Vector (MS Offic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7" draw:layer="layout" svg:width="25.199cm" svg:height="3.256cm" svg:x="1.4cm" svg:y="0.962cm" presentation:class="title" presentation:user-transformed="true">
          <draw:text-box>
            <text:p>Crypto Attack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overing plaintext is not always the aim</text:p>
              </text:list-item>
              <text:list-item>
                <text:p>Cipher</text:p>
              </text:list-item>
              <text:list-item>
                <text:p>Key Size</text:p>
              </text:list-item>
              <text:list-item>
                <text:p>Entropy</text:p>
              </text:list-item>
              <text:list-item>
                <text:p>Known/chosen plaintext</text:p>
              </text:list-item>
              <text:list-item>
                <text:p>Side Cha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Side Channe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EMPEST</text:p>
              </text:list-item>
              <text:list-item>
                <text:p>Efficiency is the enemy of security</text:p>
                <text:list>
                  <text:list-item>
                    <text:p>Power</text:p>
                  </text:list-item>
                  <text:list-item>
                    <text:p>Time</text:p>
                  </text:list-item>
                  <text:list-item>
                    <text:p>Cache</text:p>
                  </text:list-item>
                </text:list>
              </text:list-item>
              <text:list-item>
                <text:p>Environmental</text:p>
                <text:list>
                  <text:list-item>
                    <text:p>Power</text:p>
                  </text:list-item>
                  <text:list-item>
                    <text:p>Time</text:p>
                  </text:list-item>
                  <text:list-item>
                    <text:p>Temper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HTTP<text:span text:style-name="T3">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S secure iff:</text:p>
                <text:list>
                  <text:list-item>
                    <text:p>Good primitives (esp RNG (Debian))</text:p>
                  </text:list-item>
                  <text:list-item>
                    <text:p>Good implementation</text:p>
                  </text:list-item>
                  <text:list-item>
                    <text:p>Right URL</text:p>
                  </text:list-item>
                  <text:list-item>
                    <text:p>Trust<text:span text:style-name="T3">worthy</text:span><text:span text:style-name="T4"> CA</text:span></text:p>
                  </text:list-item>
                  <text:list-item>
                    <text:p><text:span text:style-name="T4">HTML/XSS</text:span></text:p>
                  </text:list-item>
                  <text:list-item>
                    <text:p><text:span text:style-name="T4">Data-in-motion vs. data-at-r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How NOT to 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SS</text:p>
              </text:list-item>
              <text:list-item>
                <text:p>WEP</text:p>
              </text:list-item>
              <text:list-item>
                <text:p>DRM in gene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7" draw:layer="layout" svg:width="25.199cm" svg:height="3.256cm" svg:x="1.4cm" svg:y="0.962cm" presentation:class="title" presentation:user-transformed="true">
          <draw:text-box>
            <text:p>Snakeoi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Revolutionary Secret Algorithm</text:p>
              </text:list-item>
              <text:list-item>
                <text:p>One-Time-Pad</text:p>
              </text:list-item>
              <text:list-item>
                <text:p>Ridiculous key-size</text:p>
              </text:list-item>
              <text:list-item>
                <text:p>Competition to break</text:p>
              </text:list-item>
              <text:list-item>
                <text:p>Jargon Over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Lega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 text:style-name="P2"><text:span text:style-name="T9">IANAL!</text:span></text:p>
            <text:list text:style-name="L2">
              <text:list-item>
                <text:p>US – export restrictions, Clipper, DMCA</text:p>
              </text:list-item>
              <text:list-item>
                <text:p>France – illegal</text:p>
              </text:list-item>
              <text:list-item>
                <text:p>UK – RIPA</text:p>
              </text:list-item>
              <text:list-item>
                <text:p>AU – RIPA<text:span text:style-name="T3">-lite</text:span><text:span text:style-name="T4">, DMCA-by-proxy</text:span></text:p>
              </text:list-item>
              <text:list-item>
                <text:p><text:span text:style-name="T4">Customs</text:span></text:p>
              </text:list-item>
              <text:list-item>
                <text:p><text:span text:style-name="T4">Fighting fire with … staple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7" draw:text-style-name="P3" draw:layer="layout" svg:width="25.199cm" svg:height="3.256cm" svg:x="1.4cm" svg:y="0.962cm" presentation:class="title">
          <draw:text-box>
            <text:p text:style-name="P3"><text:span text:style-name="T10">3: Examples</text:span>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p><text:span text:style-name="T11">$ gpg &lt; /dev/null </text:span></text:p>
            <text:p><text:span text:style-name="T11">$ echo Hello World | tee plaintext <text:s/>\</text:span><text:span text:style-name="T11"><text:line-break/></text:span><text:span text:style-name="T11"><text:tab/></text:span><text:span text:style-name="T11">| gpg --symmetric --armour <text:s text:c="7"/>\</text:span><text:span text:style-name="T11"><text:line-break/></text:span><text:span text:style-name="T11"><text:tab/></text:span><text:span text:style-name="T11"> <text:s text:c="3"/>--passphrase bob <text:s text:c="13"/>\</text:span><text:span text:style-name="T11"><text:line-break/></text:span><text:span text:style-name="T11"><text:tab/></text:span><text:span text:style-name="T11">| tee ciphertext</text:span></text:p>
            <text:p><text:span text:style-name="T11">$ gpg &lt; ciphertext --passphrase bob \</text:span><text:span text:style-name="T11"><text:line-break/></text:span><text:span text:style-name="T11"><text:tab/></text:span><text:span text:style-name="T11">| tee recovered</text:span></text:p>
            <text:p><text:span text:style-name="T11">$ gpg SHA256SUMS.gpg </text:span></text:p>
            <text:p><text:span text:style-name="T11">$ sha256sum --check SHA256SUM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7" draw:text-style-name="P5" draw:layer="layout" svg:width="25.199cm" svg:height="3.256cm" svg:x="1.4cm" svg:y="0.962cm" presentation:class="title">
          <draw:text-box>
            <text:p text:style-name="P5"><text:span text:style-name="T12">Examples cont.</text:span>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p><text:span text:style-name="T11">$ gpg --gen-key</text:span></text:p>
            <text:p><text:span text:style-name="T11">$ gpg --export --armour &gt; AlicePublicKey.gpg</text:span></text:p>
            <text:p><text:span text:style-name="T11">$ gpg --import &lt; BobPublicKey.gpg </text:span></text:p>
            <text:p><text:span text:style-name="T11">$ gpg --sign-key robert</text:span></text:p>
            <text:p><text:span text:style-name="T11">$ gpg --recv-keys FBB75451</text:span></text:p>
            <text:p><text:span text:style-name="T11">$ gpg --sign-key FBB75451</text:span></text:p>
            <text:p><text:span text:style-name="T11">$ gpg SHA256SUMS.gpg 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7" draw:text-style-name="P3" draw:layer="layout" svg:width="25.199cm" svg:height="3.256cm" svg:x="1.4cm" svg:y="0.962cm" presentation:class="title">
          <draw:text-box>
            <text:p text:style-name="P3"><text:span text:style-name="T10">Examples cont..</text:span>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p><text:span text:style-name="T11">$ echo Eve is listening <text:s text:c="3"/>\</text:span><text:span text:style-name="T11"><text:line-break/></text:span><text:span text:style-name="T11"><text:tab/></text:span><text:span text:style-name="T11">| gpg --encrypt --armour \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3"/>--recipient robert <text:s text:c="2"/>\</text:span><text:span text:style-name="T11"><text:line-break/></text:span><text:span text:style-name="T11"><text:tab/></text:span><text:span text:style-name="T11">| tee message.gpg</text:span></text:p>
            <text:p><text:span text:style-name="T13">$ gpg &lt; message.gpg </text:span></text:p>
            <text:p><text:span text:style-name="T11">$ echo Eve is listening <text:s text:c="8"/>\</text:span><text:span text:style-name="T11"><text:line-break/></text:span><text:span text:style-name="T11"><text:tab/></text:span><text:span text:style-name="T11">| gpg --encrypt --armour <text:s text:c="5"/>\</text:span><text:span text:style-name="T11"><text:line-break/></text:span><text:span text:style-name="T11"><text:tab/></text:span><text:span text:style-name="T11"> <text:s text:c="3"/>--recipient robert --sign \</text:span><text:span text:style-name="T11"><text:line-break/></text:span><text:span text:style-name="T11"><text:tab/></text:span><text:span text:style-name="T11">| tee signed-message.gpg</text:span></text:p>
            <text:p><text:span text:style-name="T13">$ gpg &lt; signed-message.gp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7" draw:layer="layout" svg:width="25.199cm" svg:height="3.256cm" svg:x="1.4cm" svg:y="0.962cm" presentation:class="title">
          <draw:text-box>
            <text:p>Thank You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p text:style-name="P2"><text:a xlink:href="mailto:thomas.sprinkmeier@gmail.com">thomas.sprinkmeier@gmail.com</text:a></text:p>
            <text:p text:style-name="P2"/>
            <text:p text:style-name="P2"><text:a xlink:href="http://en.wikipedia.org/wiki/Portal:Cryptography">http://en.wikipedia.org/wiki/Portal:Cryptography</text:a></text:p>
            <text:p text:style-name="P2"/>
            <text:p text:style-name="P2">One Geek Per Classroom<text:line-break/><text:a xlink:href="http://ogpc.dns.id.au/">http://ogpc.dns.id.au</text:a></text:p>
            <text:p text:style-name="P2"/>
            <text:p text:style-name="P2">Attribution-NonCommercial-ShareAlike 3.0 Unported (CC BY-NC-SA 3.0)<text:span text:style-name="T14"><text:a xlink:href="http://creativecommons.org/licenses/by-nc-sa/3.0/">http://creativecommons.org/licenses/by-nc-sa/3.0/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omas Sprinkmeier</meta:initial-creator>
    <meta:creation-date>2011-06-19T17:32:57</meta:creation-date>
    <meta:editing-duration>PT7H8M29S</meta:editing-duration>
    <meta:editing-cycles>26</meta:editing-cycles>
    <dc:date>2011-07-20T05:54:06</dc:date>
    <dc:creator>Thomas Sprinkmeier</dc:creator>
    <meta:generator>LibreOffice/3.3$Linux LibreOffice_project/330m19$Build-202</meta:generator>
    <meta:document-statistic meta:object-count="129"/>
  </office:meta>
</office:document-meta>
</file>